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30000014E80FC09B18E9AF816.png" manifest:media-type="image/png"/>
  <manifest:file-entry manifest:full-path="Pictures/10000001000001C000000186CD870E9A6973527D.png" manifest:media-type="image/png"/>
  <manifest:file-entry manifest:full-path="Pictures/1000000100000448000000A0B0FC1D7EE63951B2.png" manifest:media-type="image/png"/>
  <manifest:file-entry manifest:full-path="Pictures/1000000100000220000000C7AAF72A36A95CD5A1.png" manifest:media-type="image/png"/>
  <manifest:file-entry manifest:full-path="Pictures/100000010000013300000076509E2ABF60E3E931.png" manifest:media-type="image/png"/>
  <manifest:file-entry manifest:full-path="Pictures/1000000100000493000000A727A709AD80B89DBB.png" manifest:media-type="image/png"/>
  <manifest:file-entry manifest:full-path="Pictures/10000001000002340000007F995B637D3D48B1A0.png" manifest:media-type="image/png"/>
  <manifest:file-entry manifest:full-path="Pictures/10000001000003910000009A78F9937AF6495875.png" manifest:media-type="image/png"/>
  <manifest:file-entry manifest:full-path="Pictures/1000000100000364000000AEABE74A1066F695DE.png" manifest:media-type="image/png"/>
  <manifest:file-entry manifest:full-path="Pictures/1000000100000311000000941CA40F82E715FE52.png" manifest:media-type="image/png"/>
  <manifest:file-entry manifest:full-path="Pictures/10000001000003B30000009226EE538744D0DE3C.png" manifest:media-type="image/png"/>
  <manifest:file-entry manifest:full-path="Pictures/100000010000038C00000093F225A763CE5853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0ae0b" officeooo:paragraph-rsid="0010ae0b" style:font-size-asian="10pt" style:font-size-complex="10pt"/>
    </style:style>
    <style:style style:name="P2" style:family="paragraph" style:parent-style-name="Standard">
      <style:text-properties officeooo:rsid="0010ae0b" officeooo:paragraph-rsid="0010ae0b"/>
    </style:style>
    <style:style style:name="P3" style:family="paragraph" style:parent-style-name="Standard">
      <style:text-properties officeooo:paragraph-rsid="0010ae0b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10ae0b" officeooo:paragraph-rsid="0010ae0b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paragraph-rsid="001573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Creación Tablas (MYSQL) </text:p>
      <text:p text:style-name="P4"/>
      <text:p text:style-name="P2">Ejercicio 2.</text:p>
      <text:p text:style-name="P3"/>
      <text:p text:style-name="P3"><draw:frame draw:style-name="fr3" draw:name="Imagen1" text:anchor-type="char" svg:width="11.853cm" svg:height="10.321cm" draw:z-index="0"><draw:image xlink:href="Pictures/10000001000001C000000186CD870E9A6973527D.png" xlink:type="simple" xlink:show="embed" xlink:actuate="onLoad" draw:mime-type="image/png"/></draw:frame><draw:frame draw:style-name="fr4" draw:name="Imagen2" text:anchor-type="char" svg:x="2.268cm" svg:y="11.086cm" svg:width="12.358cm" svg:height="8.839cm" draw:z-index="1"><draw:image xlink:href="Pictures/10000001000001D30000014E80FC09B18E9AF81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oft-page-break/>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4" draw:name="Imagen4" text:anchor-type="char" svg:x="1.647cm" svg:y="4.048cm" svg:width="14.395cm" svg:height="5.265cm" draw:z-index="3"><draw:image xlink:href="Pictures/1000000100000220000000C7AAF72A36A95CD5A1.png" xlink:type="simple" xlink:show="embed" xlink:actuate="onLoad" draw:mime-type="image/png"/></draw:frame><text:tab/><draw:frame draw:style-name="fr3" draw:name="Imagen3" text:anchor-type="char" svg:width="8.123cm" svg:height="3.122cm" draw:z-index="2"><draw:image xlink:href="Pictures/100000010000013300000076509E2ABF60E3E93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5"><draw:frame draw:style-name="fr3" draw:name="Imagen8" text:anchor-type="char" svg:width="14.924cm" svg:height="3.36cm" draw:z-index="7"><draw:image xlink:href="Pictures/10000001000002340000007F995B637D3D48B1A0.png" xlink:type="simple" xlink:show="embed" xlink:actuate="onLoad" draw:mime-type="image/png"/></draw:frame><text:tab/><text:tab/></text:p>
      <text:p text:style-name="P5"><draw:frame draw:style-name="fr2" draw:name="Imagen5" text:anchor-type="char" svg:x="-2cm" svg:y="0.725cm" svg:width="21.001cm" svg:height="3.064cm" draw:z-index="4"><draw:image xlink:href="Pictures/1000000100000448000000A0B0FC1D7EE63951B2.png" xlink:type="simple" xlink:show="embed" xlink:actuate="onLoad" draw:mime-type="image/png"/></draw:frame></text:p>
      <text:p text:style-name="P5"/>
      <text:p text:style-name="P5"><draw:frame draw:style-name="fr2" draw:name="Imagen6" text:anchor-type="char" svg:x="-2cm" svg:y="0.907cm" svg:width="20.999cm" svg:height="2.993cm" draw:z-index="5"><draw:image xlink:href="Pictures/1000000100000493000000A727A709AD80B89DBB.png" xlink:type="simple" xlink:show="embed" xlink:actuate="onLoad" draw:mime-type="image/png"/></draw:frame></text:p>
      <text:p text:style-name="P5"/>
      <text:p text:style-name="P5"/>
      <text:p text:style-name="P5"><draw:frame draw:style-name="fr2" draw:name="Imagen7" text:anchor-type="char" svg:x="-0.048cm" svg:y="1.413cm" svg:width="17.036cm" svg:height="3.413cm" draw:z-index="6"><draw:image xlink:href="Pictures/1000000100000364000000AEABE74A1066F695DE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draw:frame draw:style-name="fr1" draw:name="Imagen9" text:anchor-type="char" svg:width="17cm" svg:height="3.203cm" draw:z-index="8"><draw:image xlink:href="Pictures/1000000100000311000000941CA40F82E715FE5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draw:frame draw:style-name="fr1" draw:name="Imagen10" text:anchor-type="char" svg:width="17cm" svg:height="2.866cm" draw:z-index="9"><draw:image xlink:href="Pictures/10000001000003910000009A78F9937AF649587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draw:frame draw:style-name="fr1" draw:name="Imagen11" text:anchor-type="char" svg:width="17cm" svg:height="2.619cm" draw:z-index="10"><draw:image xlink:href="Pictures/10000001000003B30000009226EE538744D0DE3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draw:frame draw:style-name="fr1" draw:name="Imagen12" text:anchor-type="char" svg:width="17cm" svg:height="2.752cm" draw:z-index="11"><draw:image xlink:href="Pictures/100000010000038C00000093F225A763CE5853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0ae0b" officeooo:paragraph-rsid="0010ae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drigo Martínez Delgado<text:tab/><text:tab/>Bases de datos</text:p>
      </style:header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09:07:13.832000000</meta:creation-date>
    <dc:date>2023-11-07T07:44:39.632000000</dc:date>
    <meta:editing-duration>PT2H31M33S</meta:editing-duration>
    <meta:editing-cycles>9</meta:editing-cycles>
    <meta:generator>LibreOffice/7.5.4.2$Windows_X86_64 LibreOffice_project/36ccfdc35048b057fd9854c757a8b67ec53977b6</meta:generator>
    <meta:document-statistic meta:table-count="0" meta:image-count="12" meta:object-count="0" meta:page-count="3" meta:paragraph-count="11" meta:word-count="12" meta:character-count="370" meta:non-whitespace-character-count="67"/>
  </office:meta>
</office:document-meta>
</file>